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5090" draw:opacity="100%" draw:opacity-name="Transparency_20_38" draw:textarea-horizontal-align="justify" draw:textarea-vertical-align="middle" draw:auto-grow-height="false" fo:min-height="2.157cm" fo:min-width="27.525cm" loext:decorative="false"/>
    </style:style>
    <style:style style:name="gr2" style:family="graphic" style:parent-style-name="standard">
      <style:graphic-properties draw:stroke="none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005090" draw:opacity="100%" draw:opacity-name="Transparency_20_3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8.025cm" svg:height="2.40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999cm" svg:height="1.673cm" svg:x="1.911cm" svg:y="0.437cm">
          <draw:text-box>
            <text:p text:style-name="P2"><text:span text:style-name="T1">Slide Text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2">
              <text:list-item>
                <text:p>AAAAAAAAAAAAA</text:p>
              </text:list-item>
              <text:list-item>
                <text:p>BBBBBBBBBBBBBBBBBBB</text:p>
              </text:list-item>
              <text:list-item>
                <text:p>CCCCCCCCCCCCCCCCCCCCC</text:p>
              </text:list-item>
              <text:list-item>
                <text:p>DDDDDDDDDDDDD</text:p>
              </text:list-item>
              <text:list-item>
                <text:p>EEEEEEEEEEEEEEEEEE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8" draw:display-name="Transparency 38" draw:style="linear" draw:start="100%" draw:end="0%" draw:angle="45deg" draw:border="4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color="#34b3fb" draw:fill-color="#ffd040" draw:textarea-vertical-align="middle" draw:auto-grow-height="false" fo:min-height="15.75cm" fo:min-width="6.214cm" style:writing-mode="lr-tb" loext:decorative="false">
        <loext:stroke-complex-color loext:theme-type="accent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ffd040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1" draw:text-style-name="MP6" draw:layer="backgroundobjects" svg:width="6.214cm" svg:height="15.75cm" svg:x="21.786cm" svg:y="0cm">
        <text:p text:style-name="MP5">Master Slide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0:20:56.242231907</meta:creation-date>
    <meta:editing-duration>PT2M25S</meta:editing-duration>
    <meta:editing-cycles>2</meta:editing-cycles>
    <meta:generator>Collabora_OfficeDev/24.04.6.2$Linux_X86_64 LibreOffice_project/9e79cb8c6eb7a356e9048b52320b1d1174edb9af</meta:generator>
    <dc:date>2024-08-16T21:41:20.559891276</dc:date>
    <meta:document-statistic meta:object-count="24"/>
  </office:meta>
</office:document-meta>
</file>